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eeeeee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svg:stroke-color="#eeeeee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ffffff" draw:gradient-step-count="64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textarea-horizontal-align="justify" draw:textarea-vertical-align="middle" draw:auto-grow-height="fals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text-properties style:font-name="Liberation Sans3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text-transform="uppercase" fo:color="#00000a" style:font-name="Liberation Sans3" fo:font-size="48pt" fo:language="pt" fo:country="BR" fo:font-weight="bold" style:font-name-asian="FreeSans1" style:font-size-asian="48pt" style:language-asian="hi" style:country-asian="IN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JETOS DE Inovação NO SETOR E SERVIÇO PÚBLICO e estudo de caso da Secretaria DE FAZENDA do Estado de São Paulo</text:span></text:p>
          </draw:text-box>
        </draw:frame>
        <draw:frame draw:style-name="gr1" draw:text-style-name="P3" draw:layer="layout" svg:width="17.766cm" svg:height="1.987cm" svg:x="8.2cm" svg:y="15cm">
          <draw:text-box>
            <text:p text:style-name="P2"><text:span text:style-name="T2">Autor: Francisco Matelli Matulovic (bolsista CNPq)</text:span></text:p>
            <text:p text:style-name="P2"><text:span text:style-name="T2">Orientador: Prof. Dr. Abraham Sin Oih Y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Importância da inovação no setor público</text:span></text:p>
              </text:list-item>
              <text:list-item>
                <text:p><text:span text:style-name="T3">Justificativa</text:span></text:p>
                <text:list>
                  <text:list-item>
                    <text:p><text:span text:style-name="T3">carência na literatura</text:span></text:p>
                  </text:list-item>
                </text:list>
              </text:list-item>
              <text:list-item>
                <text:p><text:span text:style-name="T3">Objetivos do estudo</text:span></text:p>
                <text:list>
                  <text:list-item>
                    <text:p><text:span text:style-name="T3">Identificar o processo de gestão de projetos de <text:s/>inovação no setor púb.</text:span></text:p>
                  </text:list-item>
                </text:list>
              </text:list-item>
              <text:list-item>
                <text:p><text:span text:style-name="T3">Objeto</text:span></text:p>
                <text:list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Metodologia</text:span></text:p>
                <text:list>
                  <text:list-item>
                    <text:p><text:span text:style-name="T3">Revisão da literatura e estudo de caso</text:span></text:p>
                  </text:list-item>
                </text:list>
              </text:list-item>
              <text:list-item>
                <text:p><text:span text:style-name="T3">Caso escolhido</text:span></text:p>
                <text:list>
                  <text:list-item>
                    <text:p><text:span text:style-name="T3">Desenvolvimento do projeto de inovação Nota Fiscal Paulista pela Secretaria Estadual de Fazenda do Estado de São Paulo, no anos de 2007 e 2008</text:span></text:p>
                  </text:list-item>
                </text:list>
              </text:list-item>
              <text:list-item>
                <text:p><text:span text:style-name="T3">Pergunta da pesquisa</text:span></text:p>
                <text:list>
                  <text:list-item>
                    <text:p><text:span text:style-name="T3">Como acelerar o desenvolvimento de projetos de inovação no setor públic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ETAPAS DO PROJETO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header>
                <text:p>Mapear áreas</text:p>
              </text:list-header>
            </text:list>
          </draw:text-box>
        </draw:frame>
        <draw:frame presentation:style-name="pr6" draw:layer="layout" svg:width="8.113cm" svg:height="5.809cm" svg:x="9.92cm" svg:y="4.914cm" presentation:class="outline">
          <draw:text-box>
            <text:list text:style-name="L2">
              <text:list-header>
                <text:p>Revisão da literatura</text:p>
              </text:list-header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header>
                <text:p>Estudo de caso</text:p>
              </text:list-header>
            </text:list>
          </draw:text-box>
        </draw:frame>
        <draw:frame presentation:style-name="pr6" draw:layer="layout" svg:width="8.113cm" svg:height="5.809cm" svg:x="18.439cm" svg:y="11.276cm" presentation:class="outline" presentation:user-transformed="true">
          <draw:text-box>
            <text:list text:style-name="L2">
              <text:list-header>
                <text:p>85%</text:p>
              </text:list-header>
            </text:list>
          </draw:text-box>
        </draw:frame>
        <draw:frame presentation:style-name="pr6" draw:layer="layout" svg:width="8.113cm" svg:height="5.809cm" svg:x="9.92cm" svg:y="11.276cm" presentation:class="outline">
          <draw:text-box>
            <text:list text:style-name="L2">
              <text:list-header>
                <text:p>45%</text:p>
              </text:list-header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header>
                <text:p>65%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STR. DE TÓPICOS SUGERID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VISÃO DA LITERATURA</text:span></text:p>
                <text:list>
                  <text:list-item>
                    <text:p><text:span text:style-name="T3">Inovação no setor e serviço público</text:span></text:p>
                  </text:list-item>
                  <text:list-item>
                    <text:p><text:span text:style-name="T3">Inovação na administração tributária</text:span></text:p>
                  </text:list-item>
                  <text:list-item>
                    <text:p><text:span text:style-name="T3">Metodologias ágeis no setor público</text:span></text:p>
                  </text:list-item>
                </text:list>
              </text:list-item>
              <text:list-item>
                <text:p><text:span text:style-name="T3">ESTUDO DE CASO DA SECRETARIA DE FAZENDA DO ESTADO DE SÃO PAULO</text:span></text:p>
                <text:list>
                  <text:list-item>
                    <text:p><text:span text:style-name="T3">O processo de desenvolvimento do sistema NF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REV. DA LIT. - TEMAS - AUTORE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Inovação no setor e serviço público</text:p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Inovação na administração tributária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>Metodologias de gestão de projetos de inovação</text:p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 presentation:user-transformed="true">
          <draw:text-box>
            <text:list text:style-name="L2">
              <text:list-item>
                <text:p>EISENHDT</text:p>
              </text:list-item>
              <text:list-item>
                <text:p>LOCH</text:p>
              </text:list-item>
              <text:list-item>
                <text:p>MOORMAN</text:p>
              </text:list-item>
              <text:list-item>
                <text:p>LINDBLOM</text:p>
              </text:list-item>
              <text:list-item>
                <text:p>LEYBOURNE</text:p>
              </text:list-item>
            </text:list>
          </draw:text-box>
        </draw:frame>
        <draw:frame presentation:style-name="pr6" draw:text-style-name="P6" draw:layer="layout" svg:width="8.113cm" svg:height="7.524cm" svg:x="9.92cm" svg:y="11.276cm" presentation:class="outline" presentation:user-transformed="true">
          <draw:text-box>
            <text:list text:style-name="L2">
              <text:list-item>
                <text:p text:style-name="P6"><text:span text:style-name="T2">BIRD</text:span></text:p>
              </text:list-item>
              <text:list-item>
                <text:p text:style-name="P6"><text:span text:style-name="T2">ALI</text:span></text:p>
              </text:list-item>
            </text:list>
          </draw:text-box>
        </draw:frame>
        <draw:frame presentation:style-name="pr6" draw:layer="layout" svg:width="8.113cm" svg:height="8.124cm" svg:x="1.4cm" svg:y="11.276cm" presentation:class="outline" presentation:user-transformed="true">
          <draw:text-box>
            <text:list text:style-name="L2">
              <text:list-item>
                <text:p>HARTLEY</text:p>
              </text:list-item>
              <text:list-item>
                <text:p>FUGLSANG</text:p>
              </text:list-item>
              <text:list-item>
                <text:p>LEE</text:p>
              </text:list-item>
              <text:list-item>
                <text:p>BEKKERS</text:p>
              </text:list-item>
              <text:list-item>
                <text:p>KOCH</text:p>
              </text:list-item>
              <text:list-item>
                <text:p>BRANDÃO</text:p>
              </text:list-item>
              <text:list-item>
                <text:p>WINDRUN</text:p>
              </text:list-item>
              <text:list-item>
                <text:p>LEV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3">
        <draw:custom-shape draw:style-name="gr3" draw:text-style-name="P7" draw:layer="layout" svg:width="25.8cm" svg:height="6.657cm" svg:x="1.4cm" svg:y="10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8cm" svg:height="3.9cm" svg:x="1.4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761cm" svg:height="12.457cm" svg:x="18.439cm" svg:y="4.34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REV. DA LIT - ABORDAGENS</text:p>
          </draw:text-box>
        </draw:frame>
        <draw:frame presentation:style-name="pr6" draw:text-style-name="P8" draw:layer="layout" svg:width="8.113cm" svg:height="5.809cm" svg:x="1.3cm" svg:y="5.814cm" presentation:class="outline" presentation:user-transformed="true">
          <draw:text-box>
            <text:list text:style-name="L2">
              <text:list-header>
                <text:p text:style-name="P8"/>
                <text:p text:style-name="P8">Tradicional</text:p>
              </text:list-header>
            </text:list>
          </draw:text-box>
        </draw:frame>
        <draw:frame presentation:style-name="pr6" draw:text-style-name="P8" draw:layer="layout" svg:width="8.113cm" svg:height="5.809cm" svg:x="9.92cm" svg:y="5.714cm" presentation:class="outline" presentation:user-transformed="true">
          <draw:text-box>
            <text:list text:style-name="L2">
              <text:list-header>
                <text:p text:style-name="P8"/>
                <text:p text:style-name="P8">Nova Adm P</text:p>
              </text:list-header>
            </text:list>
          </draw:text-box>
        </draw:frame>
        <draw:frame presentation:style-name="pr6" draw:text-style-name="P8" draw:layer="layout" svg:width="8.113cm" svg:height="5.809cm" svg:x="18.439cm" svg:y="5.814cm" presentation:class="outline" presentation:user-transformed="true">
          <draw:text-box>
            <text:list text:style-name="L2">
              <text:list-header>
                <text:p text:style-name="P8"/>
                <text:p text:style-name="P8">Gov. em Rede</text:p>
              </text:list-header>
            </text:list>
          </draw:text-box>
        </draw:frame>
        <draw:frame presentation:style-name="pr6" draw:layer="layout" svg:width="8.113cm" svg:height="5.809cm" svg:x="18.439cm" svg:y="9.576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Empreend. social</text:span></text:p>
                <text:p/>
                <text:p>Teoria da inovação</text:p>
              </text:list-header>
            </text:list>
          </draw:text-box>
        </draw:frame>
        <draw:frame presentation:style-name="pr6" draw:layer="layout" svg:width="8.113cm" svg:height="5.809cm" svg:x="9.92cm" svg:y="9.176cm" presentation:class="outline" presentation:user-transformed="true">
          <draw:text-box>
            <text:list text:style-name="L2">
              <text:list-header>
                <text:p/>
                <text:p><text:span text:style-name="T5">Estado Nacional</text:span></text:p>
              </text:list-header>
            </text:list>
          </draw:text-box>
        </draw:frame>
        <draw:frame presentation:style-name="pr6" draw:layer="layout" svg:width="8.113cm" svg:height="5.809cm" svg:x="1.4cm" svg:y="9.776cm" presentation:class="outline" presentation:user-transformed="true">
          <draw:text-box>
            <text:list text:style-name="L2">
              <text:list-header>
                <text:p/>
                <text:p>Tradicional</text:p>
                <text:p/>
                <text:p>Novo institucionalismo</text:p>
              </text:list-header>
            </text:list>
          </draw:text-box>
        </draw:frame>
        <draw:frame draw:style-name="gr1" draw:layer="layout" svg:width="12.995cm" svg:height="0.962cm" svg:x="13.605cm" svg:y="17.838cm">
          <draw:text-box>
            <text:p text:style-name="P2">Fontes: HARTLEY, 2005; FUGLSANG, 2010</text:p>
          </draw:text-box>
        </draw:frame>
        <draw:frame draw:style-name="gr1" draw:layer="layout" svg:width="1.907cm" svg:height="0.962cm" svg:x="8.4cm" svg:y="9.3cm">
          <draw:text-box>
            <text:p>1990</text:p>
          </draw:text-box>
        </draw:frame>
        <draw:frame draw:style-name="gr1" draw:layer="layout" svg:width="1.907cm" svg:height="0.962cm" svg:x="16.2cm" svg:y="9.4cm">
          <draw:text-box>
            <text:p>2005</text:p>
          </draw:text-box>
        </draw:frame>
        <draw:line draw:style-name="gr6" draw:text-style-name="P7" draw:layer="layout" svg:x1="2.1cm" svg:y1="10.1cm" svg:x2="26.5cm" svg:y2="10.2cm">
          <text:p/>
        </draw:line>
        <draw:frame draw:style-name="gr7" draw:layer="layout" svg:width="5.091cm" svg:height="0.962cm" svg:x="1.409cm" svg:y="4.852cm">
          <draw:text-box>
            <text:p>HARTLEY, 2005</text:p>
          </draw:text-box>
        </draw:frame>
        <draw:frame draw:style-name="gr1" draw:layer="layout" svg:width="5.756cm" svg:height="0.962cm" svg:x="1.51cm" svg:y="16.852cm">
          <draw:text-box>
            <text:p>FUGLSANG, 2010</text:p>
          </draw:text-box>
        </draw:frame>
        <draw:frame draw:style-name="gr1" draw:layer="layout" svg:width="7.068cm" svg:height="0.962cm" svg:x="18.9cm" svg:y="9.4cm">
          <draw:text-box>
            <text:p>PARADIGMAS ATUAI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3">
        <draw:frame presentation:style-name="pr5" draw:layer="layout" svg:width="25.199cm" svg:height="3.506cm" svg:x="1.4cm" svg:y="0.837cm" presentation:class="title">
          <draw:text-box>
            <text:p>TEMÁTICAS LITERAIS ATUAI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Processo</text:p>
                <text:list>
                  <text:list-item>
                    <text:p>Top-down</text:p>
                  </text:list-item>
                  <text:list-item>
                    <text:p>Fen. emer. </text:p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Contexto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item>
                <text:p>Estilo local de trabalho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>
          <draw:text-box>
            <text:list text:style-name="L2">
              <text:list-item>
                <text:p>Liderança</text:p>
              </text:list-item>
            </text:list>
          </draw:text-box>
        </draw:frame>
        <draw:frame presentation:style-name="pr6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Pequenas decisões</text:p>
              </text:list-item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item>
                <text:p>Pré-cond.</text:p>
                <text:list>
                  <text:list-item>
                    <text:p>Impacto </text:p>
                  </text:list-item>
                  <text:list-item>
                    <text:p>Rep. 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6.664cm" svg:height="0.962cm" svg:x="0.959cm" svg:y="3.481cm">
          <draw:text-box>
            <text:p text:style-name="P7">Abordagens mais recentes utilizadas na literatura para o estudo da inovação no setor públic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STUDO DE CA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o</text:p>
              </text:list-item>
              <text:list-item>
                <text:p>Entrevistas</text:p>
              </text:list-item>
              <text:list-item>
                <text:p>Conclusões</text:p>
                <text:list>
                  <text:list-item>
                    <text:p>Existem metodologias adequadas para a acelerar projetos de inovação no setor público, o sucesso da técnica de “improvisação” para i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3">
        <draw:frame presentation:style-name="pr3" draw:layer="layout" svg:width="25.199cm" svg:height="3.506cm" svg:x="1.4cm" svg:y="0.837cm" presentation:class="title">
          <draw:text-box>
            <text:p>ANÁLISE DO CASO</text:p>
          </draw:text-box>
        </draw:frame>
        <draw:frame presentation:style-name="pr6" draw:layer="layout" svg:width="8.113cm" svg:height="5.809cm" svg:x="8.6cm" svg:y="5.191cm" presentation:class="outline" presentation:user-transformed="true">
          <draw:text-box>
            <text:list text:style-name="L2">
              <text:list-header>
                <text:p text:style-name="P7">Inovação no se. púb.</text:p>
              </text:list-header>
            </text:list>
          </draw:text-box>
        </draw:frame>
        <draw:frame presentation:style-name="pr6" draw:layer="layout" svg:width="8.113cm" svg:height="5.809cm" svg:x="18.287cm" svg:y="12.6cm" presentation:class="outline" presentation:user-transformed="true">
          <draw:text-box>
            <text:list text:style-name="L2">
              <text:list-header>
                <text:p>Metodologias ágeis</text:p>
              </text:list-header>
            </text:list>
          </draw:text-box>
        </draw:frame>
        <draw:frame presentation:style-name="pr6" draw:layer="layout" svg:width="8.113cm" svg:height="5.809cm" svg:x="-0.4cm" svg:y="13.2cm" presentation:class="outline" presentation:user-transformed="true">
          <draw:text-box>
            <text:list text:style-name="L2">
              <text:list-header>
                <text:p text:style-name="P2">Inovação na adm. trib.</text:p>
              </text:list-header>
            </text:list>
          </draw:text-box>
        </draw:frame>
        <draw:custom-shape draw:style-name="gr8" draw:text-style-name="P7" draw:layer="layout" svg:width="9.761cm" svg:height="5.6cm" svg:x="8.4cm" svg:y="8.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7.4cm" svg:height="4.245cm" svg:x="9.6cm" svg:y="9.3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5.599cm" svg:height="3.211cm" svg:x="10.501cm" svg:y="10.0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3.799cm" svg:height="2.178cm" svg:x="11.401cm" svg:y="10.7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999cm" svg:height="1.146cm" svg:x="12.201cm" svg:y="11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5.668cm" svg:height="3.103cm" draw:transform="skewX (0.389382956119935) rotate (0.116762526958421) translate (10.503cm 10.3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30.05868289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layer="layout" svg:width="6.45cm" svg:height="0.962cm" svg:x="10.5cm" svg:y="3.5cm">
          <draw:text-box>
            <text:p>aderência à litera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literatura carece de estudos de projetos de inovação tecnológica com foco em processo no setor público. Tenta-se observar o desenvolvimento de projetos pela óptica da tradicional NPD, porém a literatura aponta a necessidade de abordagens específicas para o setor público. Portanto estudos que identifiquem lacunas nesta direção estão complementando e embasando uma nova direção na literatura com a utilização de novas abordagens do estudo da inovação no setor público.</text:p>
              </text:list-item>
              <text:list-item>
                <text:p>A pergunta problema ficou parcialmente respondida pela revisão da literatura e estudo de caso, uma vez que a carência de casos na literatura inviabiliza a comparação analítica e dentro da SEFAZ-SP o projeto estudado teve um escopo distintivo, o que também não permite conclusões definitivas. Porém entrevistados relataram que se fosse utilizado o método “tradicional” teria levado mais tempo.</text:p>
                <text:list>
                  <text:list-item>
                    <text:p>Entretanto observa-se que a literatura de NPD é uma excelente base para o estudo da inovação no setor público, uma vez que identificou diversas abordagens de gestão que podem ser utilizadas também para a gestão de projetos no setor público, como no caso estudado, aonde a metodologia “experiencial” ou “improvisação” conseguiram acelerar o desenvolvimento do projeto, assim como relatado por entrevist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line-height="2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8pt" style:language-asian="hi" style:country-asian="IN" style:font-weight-asian="normal" style:font-weight-complex="bold"/>
    </style:style>
    <style:style style:name="Título_20_2" style:display-name="Título 2" style:family="graphic">
      <style:paragraph-properties fo:margin-top="0.623cm" fo:margin-bottom="0.374cm" fo:line-height="2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Título_20_3" style:display-name="Título 3" style:family="graphic">
      <style:paragraph-properties fo:margin-top="0.436cm" fo:margin-bottom="0.374cm" fo:line-height="200%" fo:text-align="justify" style:text-autospace="none" style:writing-mode="lr-tb"/>
      <style:text-properties fo:color="#111111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normal" style:font-weight-complex="bold"/>
    </style:style>
    <style:style style:name="Título_20_4" style:display-name="Título 4" style:family="graphic">
      <style:paragraph-properties fo:margin-top="0.746cm" fo:margin-bottom="0.374cm" fo:line-height="1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6" style:display-name="Título 6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7" style:display-name="Título 7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8" style:display-name="Título 8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9" style:display-name="Título 9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har" style:display-name="Título 3 Char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language-asian="pt" style:country-asian="B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/>
    </style:style>
    <style:style style:name="apple-converted-space" style:family="graphic">
      <style:paragraph-properties style:text-autospace="none"/>
    </style:style>
    <style:style style:name="Título_20_Char" style:display-name="Título Char" style:family="graphic">
      <style:paragraph-properties style:text-autospace="none"/>
      <style:text-properties fo:font-variant="small-caps" fo:color="#17365d" style:font-name="Times New Roman" fo:font-family="'Times New Roman'" style:font-family-generic="roman" style:font-pitch="variable" fo:font-size="14pt" fo:letter-spacing="0.009cm" fo:text-shadow="1pt 1pt" fo:font-weight="bold" style:font-name-asian="FreeSans1" style:font-family-asian="FreeSans" style:font-family-generic-asian="swiss" style:font-pitch-asian="variable" style:font-size-asian="26pt" style:language-asian="pt" style:country-asian="BR" style:font-weight-asian="bold" style:font-weight-complex="bold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pt" style:country-asian="BR"/>
    </style:style>
    <style:style style:name="Título_20_2_20_Char" style:display-name="Título 2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style:font-name-asian="FreeSans1" style:font-family-asian="FreeSans" style:font-family-generic-asian="swiss" style:font-pitch-asian="variable" style:font-size-asian="13pt" style:language-asian="pt" style:country-asian="BR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Times New Roman" fo:font-family="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4pt" style:language-asian="pt" style:country-asian="BR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Assunto_20_do_20_comentário_20_Char" style:display-name="Assunto do comentário Char" style:family="graphic">
      <style:paragraph-properties style:text-autospace="none"/>
      <style:text-properties fo:color="#00000a" fo:font-weight="bold" style:font-name-asian="Mangal1" style:font-family-asian="Mangal" style:font-pitch-asian="variable" style:font-size-asian="10pt" style:font-weight-asian="bold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color="#00000a" style:font-name-asian="Mangal1" style:font-family-asian="Mangal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ListLabel_20_2" style:display-name="ListLabel 2" style:family="graphic">
      <style:paragraph-properties style:text-autospace="none"/>
      <style:text-properties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Desenho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egend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APA" style:family="graphic">
      <style:paragraph-properties fo:margin-top="0cm" fo:margin-bottom="0.623cm" fo:line-height="100%" fo:text-align="center" style:text-autospace="none" style:writing-mode="lr-tb"/>
      <style:text-properties fo:text-transform="uppercase"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Índice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Índice_20_de_20_tabelas_20_1" style:display-name="Índice de tabelas 1" style:family="graphic">
      <style:paragraph-properties fo:margin-top="0cm" fo:margin-bottom="0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abel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ítulo_20_do_20_índice_20_de_20_tabelas" style:display-name="Título do índice de tabelas" style:family="graphic">
      <style:paragraph-properties fo:margin-top="0.746cm" fo:margin-bottom="0.374cm" fo:line-height="1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de_20_tabela" style:display-name="Título de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onteúdo_20_da_20_tabela" style:display-name="Conteúdo da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0" style:display-name="Título 10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onteúdo_20_da_20_lista" style:display-name="Conteúdo da lista" style:family="graphic">
      <style:paragraph-properties fo:margin-top="0cm" fo:margin-bottom="0.623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Citações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text" style:display-name="annotati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Mangal1" style:font-family-asian="Mangal" style:font-pitch-asian="variable" style:font-size-asian="9pt" style:language-asian="hi" style:country-asian="IN"/>
    </style:style>
    <style:style style:name="Conteúdo_20_do_20_quadro" style:display-name="Conteúdo do quadro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Gráfico" style:family="graphic">
      <style:paragraph-properties fo:margin-top="0.374cm" fo:margin-bottom="0.374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normal" style:font-name-asian="FreeSans2" style:font-family-asian="FreeSans" style:font-family-generic-asian="swiss" style:font-size-asian="12pt" style:language-asian="hi" style:country-asian="IN" style:font-style-asian="italic" style:font-style-complex="normal"/>
    </style:style>
    <style:style style:name="Figur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ste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Rodapé" style:family="graphic">
      <style:paragraph-properties fo:margin-top="0cm" fo:margin-bottom="0.623cm" fo:line-height="100%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3" style:display-name="Sumário 3" style:family="graphic">
      <style:paragraph-properties fo:margin-left="1.76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Nota_20_de_20_rodapé" style:display-name="Nota de rodapé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text-transform="uppercase"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00%" fo:text-align="justify" fo:text-indent="0cm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footnote_20_text" style:display-name="footnote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FreeSans1" style:font-family-asian="FreeSans" style:font-family-generic-asian="swiss" style:font-pitch-asian="variable" style:font-size-asian="10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Document_20_Map" style:display-name="Document Map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Normal_20__28_Web_29_" style:display-name="Normal (Web)" style:family="graphic">
      <style:paragraph-properties fo:margin-top="0cm" fo:margin-bottom="0.871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alloon_20_Text" style:display-name="Ballo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1pt" fo:language="pt" fo:country="BR" fo:font-weight="bold" style:font-name-asian="FreeSans1" style:font-family-asian="FreeSans" style:font-family-generic-asian="swiss" style:font-pitch-asian="variable" style:font-size-asian="9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cm" fo:margin-bottom="0.933cm" fo:line-height="100%" fo:text-align="start" style:text-autospace="none" style:writing-mode="lr-tb"/>
      <style:text-properties fo:font-variant="small-caps" fo:color="#17365d" style:font-name="FreeSerif" fo:font-family="FreeSerif" style:font-family-generic="roman" style:font-pitch="variable" fo:font-size="14pt" fo:letter-spacing="0.009cm" fo:language="pt" fo:country="BR" fo:text-shadow="1pt 1pt" fo:font-weight="bold" style:font-name-asian="FreeSans1" style:font-family-asian="FreeSans" style:font-family-generic-asian="swiss" style:font-pitch-asian="variable" style:font-size-asian="26pt" style:language-asian="hi" style:country-asian="IN" style:font-weight-asian="bold" style:font-weight-complex="bold"/>
    </style:style>
    <style:style style:name="Lista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Mat</meta:initial-creator>
    <meta:creation-date>2015-11-19T19:48:01.812747908</meta:creation-date>
    <dc:date>2015-11-20T11:06:34.552018004</dc:date>
    <dc:creator>Francisco Mat</dc:creator>
    <meta:editing-duration>PT2H27M53S</meta:editing-duration>
    <meta:editing-cycles>19</meta:editing-cycles>
    <meta:generator>LibreOffice/4.2.8.2$Linux_X86_64 LibreOffice_project/420m0$Build-2</meta:generator>
    <meta:document-statistic meta:object-count="101"/>
  </office:meta>
</office:document-meta>
</file>